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3.5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objectwithoutfill">
      <style:graphic-properties svg:stroke-width="0.081cm" svg:stroke-color="#000000" draw:marker-start-width="0.321cm" draw:marker-end="Arrow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1.65cm"/>
    </style:style>
    <style:style style:name="gr5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1cm" svg:stroke-color="#3faf46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c921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2cm" svg:x="2.9cm" svg:y="3.3cm">
          <text:p text:style-name="P1">mystery(1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3cm" svg:y1="1.5cm" svg:x2="9.3cm" svg:y2="1.6cm">
          <text:p/>
        </draw:line>
        <draw:line draw:style-name="gr3" draw:text-style-name="P2" draw:layer="layout" svg:x1="2cm" svg:y1="1cm" svg:x2="4.1cm" svg:y2="3.3cm">
          <text:p/>
        </draw:line>
        <draw:frame draw:style-name="gr4" draw:text-style-name="P3" draw:layer="layout" svg:width="4.1cm" svg:height="1.9cm" svg:x="2.9cm" svg:y="1.1cm">
          <draw:text-box>
            <text:p><text:span text:style-name="T1">call</text:span></text:p>
          </draw:text-box>
        </draw:frame>
        <draw:custom-shape draw:style-name="gr1" draw:text-style-name="P1" draw:layer="layout" svg:width="4cm" svg:height="2cm" svg:x="4cm" svg:y="7.9cm">
          <text:p text:style-name="P1">mystery(2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1cm" svg:y1="5.6cm" svg:x2="5.2cm" svg:y2="7.9cm">
          <text:p/>
        </draw:line>
        <draw:frame draw:style-name="gr4" draw:text-style-name="P4" draw:layer="layout" svg:width="4.1cm" svg:height="1.9cm" svg:x="4cm" svg:y="5.7cm">
          <draw:text-box>
            <text:p><text:span text:style-name="T2">print(1)</text:span></text:p>
            <text:p><text:span text:style-name="T1">call</text:span></text:p>
          </draw:text-box>
        </draw:frame>
        <draw:custom-shape draw:style-name="gr1" draw:text-style-name="P1" draw:layer="layout" svg:width="4cm" svg:height="2cm" svg:x="5.3cm" svg:y="12.3cm">
          <text:p text:style-name="P1">mystery(3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4cm" svg:y1="10cm" svg:x2="6.5cm" svg:y2="12.3cm">
          <text:p/>
        </draw:line>
        <draw:frame draw:style-name="gr4" draw:text-style-name="P4" draw:layer="layout" svg:width="4.1cm" svg:height="1.9cm" svg:x="5.3cm" svg:y="10.1cm">
          <draw:text-box>
            <text:p><text:span text:style-name="T3">print(2)</text:span></text:p>
            <text:p><text:span text:style-name="T1">call</text:span></text:p>
          </draw:text-box>
        </draw:frame>
        <draw:custom-shape draw:style-name="gr1" draw:text-style-name="P1" draw:layer="layout" svg:width="4cm" svg:height="2cm" svg:x="6.8cm" svg:y="16.8cm">
          <text:p text:style-name="P1">mystery(4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9cm" svg:y1="14.5cm" svg:x2="8cm" svg:y2="16.8cm">
          <text:p/>
        </draw:line>
        <draw:frame draw:style-name="gr4" draw:text-style-name="P4" draw:layer="layout" svg:width="4.1cm" svg:height="1.9cm" svg:x="6.8cm" svg:y="14.6cm">
          <draw:text-box>
            <text:p><text:span text:style-name="T3">print(3)</text:span></text:p>
            <text:p><text:span text:style-name="T1">call</text:span></text:p>
          </draw:text-box>
        </draw:frame>
        <draw:frame draw:style-name="gr4" draw:text-style-name="P5" draw:layer="layout" svg:width="4.1cm" svg:height="1.9cm" svg:x="8.4cm" svg:y="19.2cm">
          <draw:text-box>
            <text:p><text:span text:style-name="T3">print(4)</text:span></text:p>
            <text:p><text:span text:style-name="T3">print(4)</text:span></text:p>
          </draw:text-box>
        </draw:frame>
        <draw:path draw:style-name="gr5" draw:text-style-name="P2" draw:layer="layout" svg:width="2.535cm" svg:height="5.699cm" svg:x="10.364cm" svg:y="12.591cm" svg:viewBox="0 0 2536 5700" svg:d="M880 5648c668 243 1252-418 1399-933 150-525 351-1077 208-1606-149-550-323-1079-518-1606-202-548-230-1320-933-1503l-570 259-466 363">
          <text:p/>
        </draw:path>
        <draw:path draw:style-name="gr6" draw:text-style-name="P2" draw:layer="layout" svg:width="5.491cm" svg:height="4.638cm" draw:transform="skewX (-1.46228385286896E-016) rotate (0.581369173839311) translate (8.25220230651472cm 13.8228235428671cm)" svg:viewBox="0 0 5492 4639" svg:d="M0 4639h4188c4188 0-3054-4639-3054-4639">
          <text:p/>
        </draw:path>
        <draw:path draw:style-name="gr6" draw:text-style-name="P2" draw:layer="layout" svg:width="5.491cm" svg:height="4.638cm" draw:transform="rotate (0.581369173839311) translate (7.21420230651472cm 9.22282354286712cm)" svg:viewBox="0 0 5492 4639" svg:d="M0 4639h4188c4188 0-3054-4639-3054-4639">
          <text:p/>
        </draw:path>
        <draw:path draw:style-name="gr6" draw:text-style-name="P2" draw:layer="layout" svg:width="5.491cm" svg:height="4.638cm" draw:transform="rotate (0.581369173839311) translate (5.91420230651472cm 4.42382354286711cm)" svg:viewBox="0 0 5492 4639" svg:d="M0 4639h4188c4188 0-3054-4639-3054-4639">
          <text:p/>
        </draw:path>
        <draw:frame draw:style-name="gr4" draw:text-style-name="P4" draw:layer="layout" svg:width="4.1cm" svg:height="1.9cm" svg:x="10.7cm" svg:y="12.3cm">
          <draw:text-box>
            <text:p><text:span text:style-name="T3">print(3)</text:span></text:p>
            <text:p><text:span text:style-name="T1"/></text:p>
          </draw:text-box>
        </draw:frame>
        <draw:frame draw:style-name="gr4" draw:text-style-name="P4" draw:layer="layout" svg:width="4.1cm" svg:height="1.9cm" svg:x="9.7cm" svg:y="7.5cm">
          <draw:text-box>
            <text:p><text:span text:style-name="T3">print(2)</text:span></text:p>
            <text:p><text:span text:style-name="T1"/></text:p>
          </draw:text-box>
        </draw:frame>
        <draw:frame draw:style-name="gr7" draw:text-style-name="P4" draw:layer="layout" svg:width="7.6cm" svg:height="2.384cm" svg:x="7.4cm" svg:y="2.7cm">
          <draw:text-box>
            <text:p><text:span text:style-name="T3">print(1) – program en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5T18:09:14.912168395</meta:creation-date>
    <dc:date>2019-02-26T21:19:58.731500805</dc:date>
    <meta:editing-duration>PT47M33S</meta:editing-duration>
    <meta:editing-cycles>3</meta:editing-cycles>
    <meta:generator>LibreOffice/6.2.0.3$MacOSX_X86_64 LibreOffice_project/98c6a8a1c6c7b144ce3cc729e34964b47ce25d62</meta:generator>
    <meta:document-statistic meta:object-count="21"/>
  </office:meta>
</office:document-meta>
</file>